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ans" svg:font-family="LiberationSans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71bb" officeooo:paragraph-rsid="000a71bb"/>
    </style:style>
    <style:style style:name="P2" style:family="paragraph" style:parent-style-name="Standard">
      <style:text-properties fo:color="#168253" loext:opacity="100%" officeooo:rsid="000a71bb" officeooo:paragraph-rsid="000a71bb"/>
    </style:style>
    <style:style style:name="P3" style:family="paragraph" style:parent-style-name="Standard">
      <style:text-properties fo:color="#168253" loext:opacity="100%" officeooo:rsid="000a71bb" officeooo:paragraph-rsid="000a71bb"/>
    </style:style>
    <style:style style:name="P4" style:family="paragraph" style:parent-style-name="Standard">
      <style:text-properties fo:color="#168253" loext:opacity="100%" style:text-line-through-style="solid" style:text-line-through-type="single" officeooo:rsid="001096c7" officeooo:paragraph-rsid="001096c7"/>
    </style:style>
    <style:style style:name="P5" style:family="paragraph" style:parent-style-name="Standard">
      <style:text-properties fo:color="#168253" loext:opacity="100%" officeooo:rsid="001096c7" officeooo:paragraph-rsid="001096c7"/>
    </style:style>
    <style:style style:name="P6" style:family="paragraph" style:parent-style-name="Standard">
      <style:text-properties style:use-window-font-color="true" loext:opacity="0%" officeooo:rsid="000a71bb" officeooo:paragraph-rsid="000a71bb"/>
    </style:style>
    <style:style style:name="P7" style:family="paragraph" style:parent-style-name="Standard">
      <style:text-properties style:use-window-font-color="true" loext:opacity="0%" officeooo:rsid="0012fde5" officeooo:paragraph-rsid="0012fde5"/>
    </style:style>
    <style:style style:name="P8" style:family="paragraph" style:parent-style-name="Standard">
      <style:text-properties fo:color="#00a933" loext:opacity="100%" officeooo:rsid="0012fde5" officeooo:paragraph-rsid="0012fde5"/>
    </style:style>
    <style:style style:name="P9" style:family="paragraph" style:parent-style-name="Standard">
      <style:text-properties fo:color="#00a933" loext:opacity="100%" officeooo:rsid="0012fde5" officeooo:paragraph-rsid="000a71bb"/>
    </style:style>
    <style:style style:name="T1" style:family="text">
      <style:text-properties officeooo:rsid="000bc0a2"/>
    </style:style>
    <style:style style:name="T2" style:family="text">
      <style:text-properties style:text-line-through-style="none" style:text-line-through-type="none" officeooo:rsid="001096c7"/>
    </style:style>
    <style:style style:name="T3" style:family="text">
      <style:text-properties officeooo:rsid="000ea96b"/>
    </style:style>
    <style:style style:name="T4" style:family="text">
      <style:text-properties style:text-position="super 58%"/>
    </style:style>
    <style:style style:name="T5" style:family="text">
      <style:text-properties style:text-position="super 58%" officeooo:rsid="0011fd5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omework 1</text:p>
      <text:p text:style-name="Standard">Maths Introduction</text:p>
      <text:p text:style-name="Standard">Some modular arithmetic</text:p>
      <text:p text:style-name="Standard">1. Working with the following set of Integers S = {0,1,2,3,4,5,6}</text:p>
      <text:p text:style-name="Standard">What is</text:p>
      <text:p text:style-name="Standard"/>
      <text:p text:style-name="Standard">a) 4 + 4 </text:p>
      <text:p text:style-name="P2"><text:span text:style-name="T3">1</text:span></text:p>
      <text:p text:style-name="Standard">b) 3 x 5</text:p>
      <text:p text:style-name="P2"><text:span text:style-name="T3">1</text:span></text:p>
      <text:p text:style-name="Standard">c) what is the inverse of 3 ?</text:p>
      <text:p text:style-name="P4"><text:span text:style-name="T2">5</text:span></text:p>
      <text:p text:style-name="P1"/>
      <text:p text:style-name="Standard">2. For S = {0,1,2,3,4,5,6}</text:p>
      <text:p text:style-name="Standard">Can we consider 'S' and the operation '+' to be a group ?</text:p>
      <text:p text:style-name="P2"><text:span text:style-name="T1">Yes</text:span></text:p>
      <text:p text:style-name="P2">1. Closure</text:p>
      <text:p text:style-name="P2">For all a, b in G, the result of the operation, a • b, is also in G</text:p>
      <text:p text:style-name="P2">2. Associativity</text:p>
      <text:p text:style-name="P2">For all a, b and c in G, (a • b) • c = a • (b • c)</text:p>
      <text:p text:style-name="P2">3. Identity element</text:p>
      <text:p text:style-name="P2">There exists an element e in G such that, for every element a in G, the equation e • a = a • e =</text:p>
      <text:p text:style-name="P2">a holds. Such an element is unique and thus one speaks of the identity element.</text:p>
      <text:p text:style-name="P5">That element is 0</text:p>
      <text:p text:style-name="P2"/>
      <text:p text:style-name="P2">4. Inverse element</text:p>
      <text:p text:style-name="P2">For each a in G, there exists an element b in G, commonly denoted a</text:p>
      <text:p text:style-name="P2">−1</text:p>
      <text:p text:style-name="P2">(or −a, if the operation</text:p>
      <text:p text:style-name="P2">is denoted "+"), such that a • b = b • a = e, where e is the identity element.</text:p>
      <text:p text:style-name="P2"/>
      <text:p text:style-name="P5">That element is 7 - a</text:p>
      <text:p text:style-name="P2"/>
      <text:p text:style-name="P2"/>
      <text:p text:style-name="P2"/>
      <text:p text:style-name="Standard">3. What is</text:p>
      <text:p text:style-name="Standard">-13 mod 5 ?</text:p>
      <text:p text:style-name="P2">2</text:p>
      <text:p text:style-name="P2"/>
      <text:p text:style-name="Standard">4. Polynomials</text:p>
      <text:p text:style-name="Standard">For the polynomial x<text:span text:style-name="T5">3</text:span><text:span text:style-name="T4"> </text:span>− x<text:span text:style-name="T4">2 </text:span>+ 4x − 12</text:p>
      <text:p text:style-name="Standard">Find a the positive root ?</text:p>
      <text:p text:style-name="P2">x=2</text:p>
      <text:p text:style-name="Standard"/>
      <text:p text:style-name="Standard">What is the degree of this polynomial ?</text:p>
      <text:p text:style-name="P2">3</text:p>
      <text:p text:style-name="P2"/>
      <text:p text:style-name="P2"/>
      <text:p text:style-name="P6"/>
      <text:p text:style-name="P6"/>
      <text:p text:style-name="P6"/>
      <text:p text:style-name="P6"/>
      <text:p text:style-name="P6"><text:soft-page-break/>Use cases</text:p>
      <text:p text:style-name="P6">In your teams discuss any systems you have used that involved zero knowledge proofs.</text:p>
      <text:p text:style-name="P6">Have you seen any applications of zero knowledge proofs other than with a blockchain ?</text:p>
      <text:p text:style-name="P8">As user, zcash, dark forest, zksync in testnet</text:p>
      <text:p text:style-name="P6"/>
      <text:p text:style-name="P6">What is to you, the most important feature of zkp technology ?</text:p>
      <text:p text:style-name="P8">Privacy preserve.</text:p>
      <text:p text:style-name="P7"/>
      <text:p text:style-name="P6">Think of some use cases of zero knowledge proofs that you would like to see developed.</text:p>
      <text:p text:style-name="P8">Genomics service without any knowledge in central servers of the personal genome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ans" svg:font-family="LiberationSans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0T05:38:11.208406564</meta:creation-date>
    <dc:date>2024-02-24T19:53:05.189109763</dc:date>
    <meta:editing-duration>PT25M59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2" meta:paragraph-count="45" meta:word-count="313" meta:character-count="1433" meta:non-whitespace-character-count="1164"/>
  </office:meta>
</office:document-meta>
</file>